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Map Mak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/Biom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Planet Intersec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Planet Intersec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Planet Intersec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C.1</text:p>
          </table:table-cell>
          <table:table-cell office:value-type="string" calcext:value-type="string">
            <text:p>Relic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C.2</text:p>
          </table:table-cell>
          <table:table-cell office:value-type="string" calcext:value-type="string">
            <text:p>Convertible Building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0];[.A84])" office:value-type="float" office:value="53" calcext:value-type="float" table:number-columns-spanned="2" table:number-rows-spanned="1">
            <text:p>53</text:p>
          </table:table-cell>
          <table:covered-table-cell/>
          <table:table-cell table:style-name="ce12" table:formula="of:=COUNTIF([.$F$8:.$F$80];[.A84])" office:value-type="float" office:value="53" calcext:value-type="float" table:number-columns-spanned="2" table:number-rows-spanned="1">
            <text:p>53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0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0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6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0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7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0];[.A88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8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0];[.A8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9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calcext:conditional-formats>
          <calcext:conditional-format calcext:target-range-address="'DATE (YY-MM-DD)'.F40:'DATE (YY-MM-DD)'.F42 'DATE (YY-MM-DD)'.F44:'DATE (YY-MM-DD)'.F44 'DATE (YY-MM-DD)'.F46:'DATE (YY-MM-DD)'.F49 'DATE (YY-MM-DD)'.F51:'DATE (YY-MM-DD)'.F54 'DATE (YY-MM-DD)'.F56:'DATE (YY-MM-DD)'.F56 'DATE (YY-MM-DD)'.F58:'DATE (YY-MM-DD)'.F59 'DATE (YY-MM-DD)'.F61:'DATE (YY-MM-DD)'.F63 'DATE (YY-MM-DD)'.F65:'DATE (YY-MM-DD)'.F72 'DATE (YY-MM-DD)'.F74:'DATE (YY-MM-DD)'.F74 'DATE (YY-MM-DD)'.F76:'DATE (YY-MM-DD)'.F76 'DATE (YY-MM-DD)'.F78:'DATE (YY-MM-DD)'.F78 'DATE (YY-MM-DD)'.F80:'DATE (YY-MM-DD)'.F80 'DATE (YY-MM-DD)'.D40:'DATE (YY-MM-DD)'.D42 'DATE (YY-MM-DD)'.D44:'DATE (YY-MM-DD)'.D44 'DATE (YY-MM-DD)'.D46:'DATE (YY-MM-DD)'.D49 'DATE (YY-MM-DD)'.D51:'DATE (YY-MM-DD)'.D54 'DATE (YY-MM-DD)'.D56:'DATE (YY-MM-DD)'.D56 'DATE (YY-MM-DD)'.D58:'DATE (YY-MM-DD)'.D59 'DATE (YY-MM-DD)'.D61:'DATE (YY-MM-DD)'.D63 'DATE (YY-MM-DD)'.D65:'DATE (YY-MM-DD)'.D72 'DATE (YY-MM-DD)'.D74:'DATE (YY-MM-DD)'.D74 'DATE (YY-MM-DD)'.D76:'DATE (YY-MM-DD)'.D76 'DATE (YY-MM-DD)'.D78:'DATE (YY-MM-DD)'.D78 'DATE (YY-MM-DD)'.D80:'DATE (YY-MM-DD)'.D80 'DATE (YY-MM-DD)'.D8:'DATE (YY-MM-DD)'.D37 'DATE (YY-MM-DD)'.F8:'DATE (YY-MM-DD)'.F37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3T21:27:45.781000000</dc:date>
    <meta:editing-duration>P2DT17H25M6S</meta:editing-duration>
    <meta:editing-cycles>211</meta:editing-cycles>
    <meta:generator>LibreOffice/24.8.1.2$Windows_X86_64 LibreOffice_project/87fa9aec1a63e70835390b81c40bb8993f1d4ff6</meta:generator>
    <meta:document-statistic meta:table-count="1" meta:cell-count="253" meta:object-count="0"/>
  </office:meta>
</office:document-meta>
</file>